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958in" fo:break-before="auto" fo:break-after="auto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2708in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background-color="#ccffcc" fo:padding="0.0382in" fo:border-left="0.05pt solid #aea79f" fo:border-right="none" fo:border-top="0.05pt solid #aea79f" fo:border-bottom="0.05pt solid #e6e6ff">
        <style:background-image/>
      </style:table-cell-properties>
    </style:style>
    <style:style style:name="Table1.C1" style:family="table-cell">
      <style:table-cell-properties style:vertical-align="middle" fo:background-color="#ccffcc" fo:padding="0.0382in" fo:border-left="0.05pt solid #e6e6ff" fo:border-right="0.05pt solid #aea79f" fo:border-top="0.05pt solid #aea79f" fo:border-bottom="0.05pt solid #e6e6ff">
        <style:background-image/>
      </style:table-cell-properties>
    </style:style>
    <style:style style:name="Table1.A2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1.C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D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1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1.B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C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D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2" style:family="table">
      <style:table-properties style:width="7.3958in" fo:break-before="auto" fo:break-after="auto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2083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02f16f" officeooo:paragraph-rsid="014368aa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02f16f" officeooo:paragraph-rsid="010a685e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11pt" fo:language="es" fo:country="ES" style:text-underline-style="none" fo:font-weight="bold" officeooo:rsid="0148b898" officeooo:paragraph-rsid="0148b898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" fo:font-size="9pt" fo:language="es" fo:country="ES" style:text-underline-style="none" fo:font-weight="normal" officeooo:rsid="010e6c3f" officeooo:paragraph-rsid="0148b898" style:font-size-asian="9pt" style:font-weight-asian="normal" style:font-size-complex="9pt" style:font-weight-complex="normal"/>
    </style:style>
    <style:style style:name="P6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" fo:font-size="6pt" fo:language="es" fo:country="ES" style:text-underline-style="none" fo:font-weight="normal" officeooo:rsid="003d48ec" officeooo:paragraph-rsid="0050b940" style:font-size-asian="6pt" style:font-weight-asian="normal" style:font-size-complex="6pt" style:font-weight-complex="normal"/>
    </style:style>
    <style:style style:name="P7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" fo:font-size="6pt" fo:language="es" fo:country="ES" style:text-underline-style="none" fo:font-weight="bold" officeooo:rsid="00846887" officeooo:paragraph-rsid="004eaa52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3980d2" officeooo:paragraph-rsid="011ad84a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01d2ae" officeooo:paragraph-rsid="010a685e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10e6c3f" officeooo:paragraph-rsid="01206cea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3980d2" officeooo:paragraph-rsid="0148b898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666666" style:font-name="Liberation Sans Narrow" fo:font-size="10pt" fo:language="es" fo:country="ES" style:text-underline-style="none" fo:font-weight="bold" officeooo:rsid="010e6c3f" officeooo:paragraph-rsid="0134f52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148b898" officeooo:paragraph-rsid="0148b898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148b898" officeooo:paragraph-rsid="0148b898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148b898" officeooo:paragraph-rsid="0148b898" style:font-weight-asian="bold" style:font-size-complex="9pt" style:font-weight-complex="bold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paragraph-rsid="014f8973" style:font-size-asian="7pt" style:font-weight-asian="bold" style:font-size-complex="7pt" style:font-weight-complex="bold"/>
    </style:style>
    <style:style style:name="T1" style:family="text">
      <style:text-properties officeooo:rsid="013edd81"/>
    </style:style>
    <style:style style:name="T2" style:family="text">
      <style:text-properties officeooo:rsid="0148b898"/>
    </style:style>
    <style:style style:name="T3" style:family="text">
      <style:text-properties fo:font-weight="normal" officeooo:rsid="003980d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4">DATOS CLIENTE</text:p>
          </table:table-cell>
          <table:covered-table-cell/>
          <table:table-cell table:style-name="Table1.C1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6"><text:span text:style-name="T1">CLIENTE</text:span>: <text:s/><text:span text:style-name="T3"><text:placeholder text:placeholder-type="text">&lt;company.name&gt;</text:placeholder></text:span></text:p>
          </table:table-cell>
          <table:covered-table-cell/>
          <table:table-cell table:style-name="Table1.C2" office:value-type="string">
            <text:p text:style-name="P9">FECH<text:span text:style-name="T2">A</text:span>:</text:p>
          </table:table-cell>
          <table:table-cell table:style-name="Table1.D2" office:value-type="string">
            <text:p text:style-name="P3"><text:placeholder text:placeholder-type="text">&lt;time.strftime('%d/%m/%Y')&gt;</text:placeholder></text:p>
          </table:table-cell>
        </table:table-row>
        <table:table-row table:style-name="Table1.1">
          <table:table-cell table:style-name="Table1.A3" office:value-type="string">
            <text:p text:style-name="P8"><text:span text:style-name="T2">C.I/RUC</text:span>.: 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2"/>
          </table:table-cell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>TIPO COMPROBANTE</text:p>
          </table:table-cell>
          <table:table-cell table:style-name="Table2.A1" office:value-type="string">
            <text:p text:style-name="P15">NUMERO DE COMPROBANTES</text:p>
          </table:table-cell>
          <table:table-cell table:style-name="Table2.A1" office:value-type="string">
            <text:p text:style-name="P15">VALOR UNITARIO</text:p>
          </table:table-cell>
          <table:table-cell table:style-name="Table2.D1" office:value-type="string">
            <text:p text:style-name="P15">VALOR TOTAL</text:p>
          </table:table-cell>
        </table:table-row>
        <table:table-row>
          <table:table-cell table:style-name="Table2.A2" office:value-type="string">
            <text:p text:style-name="P13">FACTURAS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4">0.06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3">NOTAS DE CRÉDITO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4">0.06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3">NOTAS DE DÉBITO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4">0.06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3">COMPROBANTES DE RETENCIÓN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4">0.06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3">GUÍAS DE REMISIÓN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4">0.06</text:p>
          </table:table-cell>
          <table:table-cell table:style-name="Table2.D3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7161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2-25T10:19:26.679272715</meta:creation-date>
    <meta:editing-cycles>1</meta:editing-cycles>
    <meta:editing-duration>P0D</meta:editing-duration>
    <meta:document-statistic meta:table-count="2" meta:image-count="0" meta:object-count="0" meta:page-count="1" meta:paragraph-count="19" meta:word-count="34" meta:character-count="244" meta:non-whitespace-character-count="227"/>
    <meta:user-defined meta:name="Info 1"/>
    <meta:user-defined meta:name="Info 2"/>
    <meta:user-defined meta:name="Info 3"/>
    <meta:user-defined meta:name="Info 4"/>
  </office:meta>
</office:document-meta>
</file>